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subtitle">
      <style:graphic-properties draw:fill-color="#ffffff" fo:min-height="9.134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Docker Avanzado</text:p>
            <text:p>11/Dic/2019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Docker compos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/>
                <text:p>1. qué es | por qué - Docker Compose</text:p>
                <text:p>2. Cómo instalar</text:p>
                <text:p>3. Cómo crear un archivo docker compose</text:p>
                <text:p>4. Cómo usar docker compose para crear servicios</text:p>
                <text:p>5. Comandos básicos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Docker compos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Herramienta para definir y correr aplicaciones multi contenedor</text:p>
              </text:list-header>
              <text:list-item>
                <text:p>Usa archivos yaml para configurar servicios (docker-compose.yml)</text:p>
              </text:list-item>
              <text:list-item>
                <text:p>Puede levantar todos los servicios con un comando: docker compose up</text:p>
              </text:list-item>
              <text:list-item>
                <text:p>Puede detener todos los servicios con un comando: <text:s/>docker compose down</text:p>
              </text:list-item>
              <text:list-item>
                <text:p>Puede escalar los servicios cuando se requie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Docker compos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aso 1 : Instalar docker compose</text:p>
                <text:p>(ya viene instalado en windows y mac con docker)</text:p>
                <text:p>docker-compose -v</text:p>
                <text:p><text:s text:c="3"/></text:p>
                <text:p>2 Formas</text:p>
                <text:p/>
                <text:p><text:s text:c="3"/>1. <text:s/>https://github.com/docker/compose/</text:p>
                <text:p><text:span text:style-name="T1"/></text:p>
                <text:p><text:s text:c="3"/>2. Usando PIP</text:p>
                <text:p><text:s text:c="4"/>pip install -U docker-compose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Docker compos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Paso 2: Crear un archivo yml en cualquier lugar del sistema</text:p>
                <text:p><text:s text:c="3"/>docker-compose.yml</text:p>
                <text:p/>
                <text:p>Paso 3 : Para checar la validez del archivo yml</text:p>
                <text:p><text:s text:c="4"/>docker-compose config</text:p>
                <text:p/>
                <text:p>Paso 4 : Para levantar docker compose</text:p>
                <text:p><text:s text:c="3"/>docker-compose up -d</text:p>
                <text:p><text:span text:style-name="T1"/></text:p>
                <text:p>Paso 5 : Para bajar docker compose</text:p>
                <text:p><text:s text:c="3"/>docker-compose down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Escalamient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Para escalar mis servicios</text:p>
                <text:p/>
                <text:p>—scale</text:p>
                <text:p>docker-compose up -d --scale database=4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Docker swar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/>
                <text:p>1. Qué es Docker Swarm</text:p>
                <text:p>2. Por qué usarlo</text:p>
                <text:p>3. Cómo crear y administrar Docker Swarm</text:p>
                <text:p>4. Crear un servicio en docker swarm</text:p>
                <text:p>5. Escalar servicios hacia arriba y hacia abajo</text:p>
                <text:p>6. Características/Tip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Swar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n swarm es un grupo de máquinas que estan corriendo Docker y están en un mismo cluster</text:p>
              </text:list-item>
              <text:list-item>
                <text:p>Docker Swarm es una herramienta para orquestar contenedor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Orquestació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omemos un ejemplo:</text:p>
              </text:list-item>
              <text:list-item>
                <text:p>Tenemos 100 contenedores</text:p>
              </text:list-item>
              <text:list-item>
                <text:p>Necesitamos:</text:p>
                <text:list>
                  <text:list-item>
                    <text:p>Hacer un health check en todos y cada uno de los contenedores</text:p>
                  </text:list-item>
                  <text:list-item>
                    <text:p>Asegurar que los sistemas de cada contenedor estén arriba</text:p>
                  </text:list-item>
                  <text:list-item>
                    <text:p>Escalar hacia arriba o hacia abajo dependiendo de la carga</text:p>
                  </text:list-item>
                  <text:list-item>
                    <text:p>Agregar cambios a todos los contenedor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Orquestación de contenedo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rquestación – Administrar y controlar multiples contenedores docker como un solo servicio</text:p>
              </text:list-item>
              <text:list-item>
                <text:p>Herramientas disponibles - Docker Swarm, Kubernetes, Apache Meso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2">Paso 1</text:span> : <text:s/>Crear las máquinas Docker (que van a funcionar como nodos en Docker Swarm) <text:s/></text:p>
                <text:p>Crear una máquina como manager y las otras como <text:span text:style-name="T3">workers</text:span></text:p>
                <text:list>
                  <text:list-header>
                    <text:p/>
                    <text:p>docker-machine create --driver virtualbox <text:span text:style-name="T1">manager1</text:span> <text:s text:c="3"/></text:p>
                    <text:p>docker-machine create --driver virtualbox worker1</text:p>
                  </text:list-header>
                </text:list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2">Paso 2</text:span>: <text:s/>Revisar que la máquina se creó bien</text:p>
                <text:list>
                  <text:list-header>
                    <text:p>docker-machine ls</text:p>
                    <text:p/>
                    <text:p>Para saber la IP de la máquina que creamos<text:tab/></text:p>
                    <text:p>docker-machine ip manager1</text:p>
                  </text:list-header>
                </text:list>
                <text:p/>
                <text:p><text:span text:style-name="T2">Paso 3</text:span>: <text:s/>SSH (conectarse) a la docker machine</text:p>
                <text:list>
                  <text:list-header>
                    <text:p>docker-machine ssh manager1</text:p>
                  </text:list-header>
                </text:list>
                <text:p><text:span text:style-name="T1"/></text:p>
                <text:p><text:span text:style-name="T2">Paso 4:</text:span> <text:s/>Inicializar Docker Swarm <text:s text:c="2"/></text:p>
                <text:list>
                  <text:list-header>
                    <text:p>docker swarm init --advertise-addr MANAGER_IP</text:p>
                    <text:p>docker node ls<text:tab/>(este comando funciona solo en un swarm manager y no en un worker)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4">Paso</text:span><text:span text:style-name="T2"> 5</text:span>: <text:s/>Agregar trabajadores al <text:span text:style-name="T1">swarm</text:span></text:p>
                <text:p><text:s text:c="4"/>Comando para sumarse como worker </text:p>
                <text:p><text:s text:c="4"/>En el nodo manager ejecutar el comando</text:p>
                <text:p>Para <text:span text:style-name="T1">unirse</text:span> al swarm como worker</text:p>
                <text:list>
                  <text:list-header>
                    <text:p>docker swarm join --token &lt;token&gt; worker</text:p>
                  </text:list-header>
                </text:list>
                <text:p>Para unirse al swarm como manager:</text:p>
                <text:list>
                  <text:list-header>
                    <text:p>docker swarm join --token &lt;token&gt; manager</text:p>
                    <text:p><text:span text:style-name="T1"/></text:p>
                  </text:list-header>
                </text:list>
                <text:p>SSH en el nodo worker (machine) y ejecutar el comando para unirse como trabajado</text:p>
                <text:p>Desde el manager, ejecutar el comando: <text:s text:c="4"/></text:p>
                <text:list>
                  <text:list-header>
                    <text:p>docker node ls </text:p>
                  </text:list-header>
                </text:list>
                <text:p/>
                <text:p>Para verificar si el worker está registrado y está listo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5cm" svg:y="3.685cm" presentation:class="outline" presentation:user-transformed="true">
          <draw:text-box>
            <text:list text:style-name="L3">
              <text:list-header>
                <text:p><text:span text:style-name="T2">Paso 6</text:span>: <text:s/>Desde el manager, correr los <text:span text:style-name="T3">comandos </text:span><text:span text:style-name="T3">estándar</text:span> de Docker</text:p>
                <text:list>
                  <text:list-header>
                    <text:p>docker info</text:p>
                  </text:list-header>
                </text:list>
                <text:p><text:s text:c="4"/></text:p>
                <text:p>Revisar las opciones del comando docker swarm:</text:p>
                <text:p><text:s text:c="4"/>docker swarm 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 text:style-name="P2"><text:span text:style-name="T2">Paso 7</text:span>: <text:s/>Correr contenedores en Docker Swarm</text:p>
                <text:p text:style-name="P2"><text:s text:c="4"/>docker service create --replicas 3 -p 80:80 --name serviceName nginx</text:p>
                <text:p text:style-name="P2"/>
                <text:p text:style-name="P2">Revisar el estado:</text:p>
                <text:p text:style-name="P2"><text:s text:c="4"/>docker service ls</text:p>
                <text:p text:style-name="P2"><text:s text:c="4"/>docker service ps serviceName</text:p>
                <text:p text:style-name="P2"/>
                <text:p text:style-name="P2">Revisar que el servicio esté corriendo en todos los nodos</text:p>
                <text:p text:style-name="P2">Revisar que el browser de ip para todos los nodos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">Paso 8</text:span><text:span text:style-name="T5">:</text:span> <text:s text:c="2"/>Escalar un servicio para arriba y abajo</text:p>
                <text:list>
                  <text:list-header>
                    <text:p>En el nodo manager</text:p>
                    <text:p>docker service scale serviceName=2</text:p>
                  </text:list-header>
                </text:list>
                <text:p/>
              </text:list-item>
              <text:list-item>
                <text:p>Inspeccionar los nodos (este comando solo corre en el nodo manager)</text:p>
                <text:list>
                  <text:list-header>
                    <text:p>docker node inspect nodename</text:p>
                    <text:p>docker node inspect self</text:p>
                    <text:p>docker node inspect worker1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2">Paso 9</text:span>: Para bajar un nodo<text:tab/></text:p>
                <text:list>
                  <text:list-header>
                    <text:p>docker node update --availability drain worker1</text:p>
                  </text:list-header>
                </text:list>
                <text:p/>
                <text:p><text:span text:style-name="T2">Paso 10</text:span>: <text:s/>Actualizar un servicio</text:p>
                <text:list>
                  <text:list-header>
                    <text:p>docker service update --image imagename:version web</text:p>
                    <text:p>docker service update --image nginx:1.14.0 serviceName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2">Paso 11</text:span>: <text:s/>Para remover un servicio:</text:p>
                <text:p><text:s text:c="3"/>docker service rm serviceName</text:p>
                <text:p/>
                <text:p>Para abandonar el swarm:</text:p>
                <text:list>
                  <text:list-header>
                    <text:p>docker swarm leave</text:p>
                  </text:list-header>
                </text:list>
                <text:p/>
                <text:p>Para detener la máquina:</text:p>
                <text:list>
                  <text:list-header>
                    <text:p>docker-machine stop machineName</text:p>
                  </text:list-header>
                </text:list>
                <text:p/>
                <text:p>Para remover la máquina:</text:p>
                <text:list>
                  <text:list-header>
                    <text:p>docker-machine rm machineName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1T14:35:47.220150425</meta:creation-date>
    <dc:date>2019-12-11T16:33:18.826691552</dc:date>
    <meta:editing-duration>PT1H13M27S</meta:editing-duration>
    <meta:editing-cycles>6</meta:editing-cycles>
    <meta:generator>LibreOffice/6.0.7.3$Linux_X86_64 LibreOffice_project/00m0$Build-3</meta:generator>
    <meta:document-statistic meta:object-count="93"/>
  </office:meta>
</office:document-meta>
</file>